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900f" officeooo:paragraph-rsid="001d900f"/>
    </style:style>
    <style:style style:name="P2" style:family="paragraph" style:parent-style-name="Text_20_body">
      <style:text-properties officeooo:paragraph-rsid="001d900f"/>
    </style:style>
    <style:style style:name="P3" style:family="paragraph" style:parent-style-name="Text_20_body">
      <style:text-properties officeooo:rsid="001d900f" officeooo:paragraph-rsid="001d900f"/>
    </style:style>
    <style:style style:name="P4" style:family="paragraph" style:parent-style-name="Heading_20_1">
      <style:text-properties officeooo:rsid="001d900f" officeooo:paragraph-rsid="001d900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officeooo:rsid="001d900f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listbox form:name="marca" form:control-implementation="ooo:com.sun.star.form.component.ListBox" xml:id="control1" form:id="control1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</form:properties>
            <form:option form:label="Peugeot" form:value="Peugeot" form:current-selected="true" form:selected="true"/>
            <form:option form:label="Renault" form:value="Renault"/>
            <form:option form:label="Seat" form:value="Seat"/>
          </form:listbox>
          <form:listbox form:name="modelo" form:control-implementation="ooo:com.sun.star.form.component.ListBox" xml:id="control2" form:id="control2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</form:properties>
          </form:listbox>
          <form:radio form:name="extras" form:control-implementation="ooo:com.sun.star.form.component.RadioButton" xml:id="control3" form:id="control3" form:current-selected="true" form:selected="true" form:value="10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extras" form:control-implementation="ooo:com.sun.star.form.component.RadioButton" xml:id="control4" form:id="control4" form:value="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olores" form:control-implementation="ooo:com.sun.star.form.component.RadioButton" xml:id="control5" form:id="control5" form:value="2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olores" form:control-implementation="ooo:com.sun.star.form.component.RadioButton" xml:id="control6" form:id="control6" form:value="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olores" form:control-implementation="ooo:com.sun.star.form.component.RadioButton" xml:id="control7" form:id="control7" form:value="5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control-implementation="ooo:com.sun.star.form.component.TextField" xml:id="control8" form:id="control8" form:disabl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concesionario</text:p>
      <text:p text:style-name="P1"/>
      <text:h text:style-name="P4" text:outline-level="1">Concesionario</text:h>
      <text:h text:style-name="Heading_20_2" text:outline-level="2">Marca</text:h>
      <text:p text:style-name="Text_20_body"><text:bookmark text:name="marca"/><draw:control text:anchor-type="as-char" draw:z-index="0" draw:style-name="gr1" draw:text-style-name="P5" svg:width="3.837cm" svg:height="1.324cm" draw:control="control1"/> </text:p>
      <text:h text:style-name="Heading_20_2" text:outline-level="2">Modelo</text:h>
      <text:p text:style-name="Text_20_body"><text:bookmark text:name="modelo"/><draw:control text:anchor-type="as-char" draw:z-index="1" draw:style-name="gr1" draw:text-style-name="P5" svg:width="1.668cm" svg:height="1.324cm" draw:control="control2"/> </text:p>
      <text:h text:style-name="Heading_20_2" text:outline-level="2">Extras</text:h>
      <text:p text:style-name="Text_20_body"><text:bookmark text:name="si"/><draw:control text:anchor-type="as-char" draw:z-index="2" draw:style-name="gr1" draw:text-style-name="P5" svg:width="0.345cm" svg:height="0.345cm" draw:control="control3"/>Sí<text:line-break/><text:bookmark text:name="no"/><draw:control text:anchor-type="as-char" draw:z-index="3" draw:style-name="gr1" draw:text-style-name="P5" svg:width="0.345cm" svg:height="0.345cm" draw:control="control4"/>No</text:p>
      <text:h text:style-name="Heading_20_2" text:outline-level="2">Colores</text:h>
      <text:p text:style-name="Text_20_body"><text:bookmark text:name="rojo"/><draw:control text:anchor-type="as-char" draw:z-index="4" draw:style-name="gr1" draw:text-style-name="P5" svg:width="0.345cm" svg:height="0.345cm" draw:control="control5"/>Rojo<text:line-break/><text:bookmark text:name="blanco"/><draw:control text:anchor-type="as-char" draw:z-index="5" draw:style-name="gr1" draw:text-style-name="P5" svg:width="0.345cm" svg:height="0.345cm" draw:control="control6"/>Blanco<text:line-break/><text:bookmark text:name="negro"/><draw:control text:anchor-type="as-char" draw:z-index="6" draw:style-name="gr1" draw:text-style-name="P5" svg:width="0.345cm" svg:height="0.345cm" draw:control="control7"/>Negro</text:p>
      <text:h text:style-name="Heading_20_2" text:outline-level="2">Modelo elegido</text:h>
      <text:p text:style-name="P2"><text:line-break/>Total: <text:bookmark text:name="total"/><draw:control text:anchor-type="as-char" draw:z-index="7" draw:style-name="gr1" draw:text-style-name="P6" svg:width="2.858cm" svg:height="0.715cm" draw:control="control8"/><text:line-break/></text:p>
      <text:p text:style-name="P2"/>
      <text:p text:style-name="P2"><text:bookmark text:name="presupuesto"/><text:span text:style-name="T1">El usuario tiene que seleccionar una marca de la select, entre Renault, Peugeot o Seat y dependiendo de la marca seleccionada, se rellena la select de modelos (dos o tres modelos por marca) en tiempo de ejecución.</text:span></text:p>
      <text:p text:style-name="P3">Cuando se selecciona el modelo, aparece la foto del coche elegido.</text:p>
      <text:p text:style-name="P3">Mostrar el precio total del coche elegido en base a lo siguiente:</text:p>
      <text:p text:style-name="P3">Renault : Modelo1 : 12500 euros, Modelo2: 13000 euros</text:p>
      <text:p text:style-name="P3">Peugeot: Modelo1 : 13500 euros, Modelo2: 14000 euros</text:p>
      <text:p text:style-name="P3">Seat: Modelo1 : 14500 euros, Modelo2: 15000 euros</text:p>
      <text:p text:style-name="P3"><text:soft-page-break/>Si tiene extras, añadir 1000 euros al precio del modelo.</text:p>
      <text:p text:style-name="P3">Si el color elegido es rojo, añadir 500 euros al precio.</text:p>
      <text:p text:style-name="P3">Si el color elegido es negro, añadir 700 euros al precio.</text:p>
      <text:p text:style-name="P2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7:30.464000000</meta:creation-date>
    <dc:date>2016-04-11T12:46:47.127000000</dc:date>
    <meta:editing-duration>PT9M16S</meta:editing-duration>
    <meta:editing-cycles>1</meta:editing-cycles>
    <meta:document-statistic meta:table-count="0" meta:image-count="0" meta:object-count="0" meta:page-count="2" meta:paragraph-count="22" meta:word-count="132" meta:character-count="775" meta:non-whitespace-character-count="656"/>
    <meta:generator>LibreOffice/5.0.4.2$Windows_x86 LibreOffice_project/2b9802c1994aa0b7dc6079e128979269cf95bc78</meta:generator>
  </office:meta>
</office:document-meta>
</file>